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3e41" officeooo:paragraph-rsid="00193e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t_array review</text:p>
      <text:p text:style-name="P1">(SIZE + chunksize -1 ) / chunksize</text:p>
      <text:p text:style-name="P1"/>
      <text:p text:style-name="P1">- SIZE( NUM OF BITS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09:34:22.253647713</meta:creation-date>
    <dc:date>2016-04-14T09:49:21.976922817</dc:date>
    <meta:editing-duration>P0D</meta:editing-duration>
    <meta:editing-cycles>1</meta:editing-cycles>
    <meta:document-statistic meta:table-count="0" meta:image-count="0" meta:object-count="0" meta:page-count="1" meta:paragraph-count="3" meta:word-count="14" meta:character-count="70" meta:non-whitespace-character-count="59"/>
    <meta:generator>LibreOffice/4.2.8.2$Linux_X86_64 LibreOffice_project/420m0$Build-2</meta:generator>
  </office:meta>
</office:document-meta>
</file>